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BooleanCheckboxRenderer.encodeEnd( FacesContext facesContext , UIComponent compon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SelectBooleanCheckboxRenderer.decode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